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F1000001C1771B936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03cm" svg:height="13cm" svg:x="-0.335cm" svg:y="0.4cm">
          <draw:image xlink:href="Pictures/10000000000002F1000001C1771B93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2:26:13.770000000</dc:date>
    <meta:editing-duration>PT3H50M52S</meta:editing-duration>
    <meta:editing-cycles>51</meta:editing-cycles>
    <meta:generator>LibreOffice/4.3.2.2$Windows_x86 LibreOffice_project/edfb5295ba211bd31ad47d0bad0118690f76407d</meta:generator>
    <meta:document-statistic meta:object-count="1"/>
  </office:meta>
</office:document-meta>
</file>